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ourier New" svg:font-family="'Courier New'" style:font-adornments="Regular" style:font-family-generic="moder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Lucida Grande1" svg:font-family="'Lucida Grande'" style:font-family-generic="system" style:font-pitch="variable"/>
  </office:font-face-decls>
  <office:automatic-styles>
    <style:style style:name="P1" style:family="paragraph" style:parent-style-name="Text_20_body">
      <style:paragraph-properties fo:padding="0in" fo:border-left="none" fo:border-right="none" fo:border-top="none" fo:border-bottom="0.0138in solid #808080" style:shadow="none"/>
    </style:style>
    <style:style style:name="P2" style:family="paragraph" style:parent-style-name="Text_20_body">
      <style:paragraph-properties fo:padding="0in" fo:border-left="none" fo:border-right="none" fo:border-top="none" fo:border-bottom="0.0138in solid #808080" style:shadow="none"/>
      <style:text-properties fo:font-weight="bold" style:font-weight-asian="bold" style:font-weight-complex="bold"/>
    </style:style>
    <style:style style:name="P3" style:family="paragraph" style:parent-style-name="Text_20_body">
      <style:paragraph-properties fo:padding="0in" fo:border-left="none" fo:border-right="none" fo:border-top="none" fo:border-bottom="0.0138in solid #808080" style:shadow="non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orizontal_20_Line">
      <style:paragraph-properties fo:padding="0in" fo:border-left="none" fo:border-right="none" fo:border-top="none" fo:border-bottom="0.0138in solid #808080" style:shadow="none"/>
    </style:style>
    <style:style style:name="P5" style:family="paragraph" style:parent-style-name="Horizontal_20_Line">
      <style:paragraph-properties fo:padding="0in" fo:border-left="none" fo:border-right="none" fo:border-top="none" fo:border-bottom="0.0138in solid #808080" style:shadow="none"/>
      <style:text-properties fo:font-size="10pt" style:font-size-asian="10pt" style:font-size-complex="10pt"/>
    </style:style>
    <style:style style:name="P6" style:family="paragraph" style:parent-style-name="Heading_20_3">
      <style:paragraph-properties fo:margin-top="0.0016in" fo:margin-bottom="0.0016in" fo:text-align="center" style:justify-single-word="false"/>
      <style:text-properties fo:font-size="16pt" style:font-size-asian="16pt"/>
    </style:style>
    <style:style style:name="P7" style:family="paragraph" style:parent-style-name="Heading_20_3">
      <style:paragraph-properties fo:margin-top="0.0016in" fo:margin-bottom="0.0016in"/>
      <style:text-properties fo:font-size="12pt" fo:font-weight="normal" style:font-size-asian="12pt" style:font-weight-asian="normal" style:font-size-complex="12pt"/>
    </style:style>
    <style:style style:name="P8" style:family="paragraph" style:parent-style-name="Heading_20_3">
      <style:paragraph-properties fo:margin-top="0.0016in" fo:margin-bottom="0.0016in"/>
      <style:text-properties fo:font-size="14pt" style:font-size-asian="14pt" style:font-size-complex="14pt"/>
    </style:style>
    <style:style style:name="P9" style:family="paragraph" style:parent-style-name="Heading_20_3">
      <style:paragraph-properties fo:margin-top="0.0016in" fo:margin-bottom="0.0016in"/>
      <style:text-properties fo:font-size="11pt" style:font-size-asian="11pt" style:font-size-complex="11pt"/>
    </style:style>
    <style:style style:name="P10" style:family="paragraph" style:parent-style-name="Heading_20_3">
      <style:paragraph-properties fo:margin-top="0.0016in" fo:margin-bottom="0.0016in" fo:text-align="center" style:justify-single-word="false"/>
    </style:style>
    <style:style style:name="P11" style:family="paragraph" style:parent-style-name="Heading_20_3" style:master-page-name="Standard">
      <style:paragraph-properties fo:margin-top="0.0016in" fo:margin-bottom="0.0016in" style:page-number="auto"/>
    </style:style>
    <style:style style:name="P12" style:family="paragraph" style:parent-style-name="List_20_Paragraph" style:list-style-name="WWNum4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List_20_Paragraph" style:list-style-name="WWNum4">
      <style:text-properties fo:font-size="10pt" style:font-size-asian="10pt" style:font-size-complex="10pt"/>
    </style:style>
    <style:style style:name="P14" style:family="paragraph" style:parent-style-name="List_20_Paragraph" style:list-style-name="WWNum9">
      <style:text-properties fo:font-size="10pt" style:font-size-asian="10pt" style:font-size-complex="10pt"/>
    </style:style>
    <style:style style:name="P15" style:family="paragraph" style:parent-style-name="List_20_Paragraph" style:list-style-name="WWNum5">
      <style:text-properties fo:font-size="10pt" style:font-size-asian="10pt" style:font-size-complex="10pt"/>
    </style:style>
    <style:style style:name="P16" style:family="paragraph" style:parent-style-name="List_20_Paragraph" style:list-style-name="WWNum4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P17" style:family="paragraph" style:parent-style-name="List_20_Paragraph" style:list-style-name="WWNum1">
      <style:paragraph-properties fo:margin-left="0in" fo:margin-right="0in" fo:text-indent="0in" style:auto-text-indent="false" style:shadow="none"/>
      <style:text-properties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margin-top="0.0016in" fo:margin-bottom="0.0016in"/>
      <style:text-properties style:font-name="Times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.0016in" fo:margin-bottom="0.0016in"/>
      <style:text-properties fo:font-size="12pt" style:font-size-asian="12pt" style:font-size-complex="12pt"/>
    </style:style>
    <style:style style:name="P20" style:family="paragraph" style:parent-style-name="Standard" style:list-style-name="WWNum4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normal"/>
    </style:style>
    <style:style style:name="T3" style:family="text">
      <style:text-properties fo:font-size="12pt" fo:font-weight="normal" style:font-size-asian="12pt" style:font-weight-asian="normal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"/>
    </style:style>
    <style:style style:name="T8" style:family="text">
      <style:text-properties style:font-name="Times" fo:font-weight="bold" style:font-weight-asian="bold" style:font-weight-complex="bold"/>
    </style:style>
    <style:style style:name="T9" style:family="text">
      <style:text-properties style:font-name="Times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font-name="Impact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Impact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="Impact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0834998258659559" text:style-name="Outline">
        <text:list-item>
          <text:list>
            <text:list-item>
              <text:list>
                <text:list-item>
                  <text:h text:style-name="P11" text:outline-level="3"/>
                </text:list-item>
                <text:list-item>
                  <text:h text:style-name="P8" text:outline-level="3"><text:span text:style-name="T5">Education: </text:span><text:span text:style-name="T3"><text:tab/></text:span></text:h>
                </text:list-item>
                <text:list-item>
                  <text:h text:style-name="P7" text:outline-level="3">University of Toledo: 2004-2006 <text:s text:c="2"/>BS Electrical Engineering Unfinished</text:h>
                </text:list-item>
              </text:list>
            </text:list-item>
          </text:list>
        </text:list-item>
      </text:list>
      <text:p text:style-name="P4"/>
      <text:p text:style-name="P2">Projects:</text:p>
      <text:p text:style-name="P3">Guitar Chords:<text:span text:style-name="T10"> a java desktop application <text:s/>where the user enters a given number of strings and tuning and it will all possible way to make entered <text:s/>chord <text:s/>up the neck. </text:span></text:p>
      <text:p text:style-name="P3">Dominate 7<text:span text:style-name="T14">th</text:span> : <text:span text:style-name="T10">A <text:s/>music player for desktops <text:s text:c="2"/>that I wrote in java. <text:s/>That plays most standard audio file types and allows for editing of audio file tags. www.dominate7th.com</text:span></text:p>
      <text:p text:style-name="P1"><text:span text:style-name="T12">Image Splitter</text:span><text:span text:style-name="T13">: A program I wrote in the java <text:s/>for desktop computers that takes an inputed image and splits it into smaller images <text:s/>of x and y pixels specified by the user.</text:span></text:p>
      <text:p text:style-name="P2"><text:span text:style-name="T11">Extreme TicTacToe: </text:span><text:span text:style-name="T13">A javascript version playable on <text:s/>my site where you can play tic tac toe <text:s/>on a board with any number of squares and any number of squares required to win </text:span></text:p>
      <text:p text:style-name="P2"><text:span text:style-name="T11">Height Map Generator: </text:span><text:span text:style-name="T13">A <text:s/>height <text:s/>map generator <text:s/>that creates <text:s/>height map buttons display on the screen with corresponding bit mask numbers for <text:s/>a proper height-map</text:span></text:p>
      <text:p text:style-name="P2"><text:span text:style-name="T11">Unit Converter : </text:span><text:span text:style-name="T13">A basic <text:s/>unit converting app I wrote for android. </text:span></text:p>
      <text:p text:style-name="P2"><text:span text:style-name="T11">LibGDX Tools: </text:span><text:span text:style-name="T13">some add on classes I wrote for <text:s/>the popular <text:s/>libGDX android / java game framework. These include <text:s/>a custom <text:s/>openGL shader that will make sprites brighter or darker <text:s/>a bit masking class and some additional UI . I wrote these for a game engine <text:s/>I'm working on that uses libGDX .</text:span></text:p>
      <text:h text:style-name="P18" text:outline-level="3">Employment: </text:h>
      <text:h text:style-name="P19" text:outline-level="3"/>
      <text:list xml:id="list1956411529644151457" text:style-name="WWNum4">
        <text:list-item>
          <text:p text:style-name="P12">Construction Assistant, Lynn’s Fine Stone Tile <text:tab/><text:tab/>2003-present</text:p>
          <text:p text:style-name="P13">Performed construction / deconstruction projects <text:span text:style-name="T1">|</text:span> Assisted in the completion of artistic and functional tile projects <text:span text:style-name="T1">|</text:span> Laying tile <text:span text:style-name="T1">| </text:span>Wet-saw cutting tile into shapes <text:span text:style-name="T1">|</text:span> Mixing and laying grout </text:p>
        </text:list-item>
        <text:list-item>
          <text:p text:style-name="P20">Computer Manager/ <text:s/>Electricians Assistant / Musician <text:s/>(Self-employed)<text:tab/>2009- Present</text:p>
          <text:p text:style-name="P13">Designed and implemented solutions for 120 and 240 volt electrical systems <text:span text:style-name="T1">|</text:span> Designed and implemented solutions for low voltage electrical systems including CATE5, XLR, TRS, TR,<text:bookmark text:name="_GoBack"/> phone, speakon | Repaired and set-up personal computers both PC and Mac operating systems | Taught the usage of word, excel, reaper, mail, outlook, firefox to older community members | Recorded live music | played live music (guitar &amp; banjo) | mixed audio, and curated albums</text:p>
        </text:list-item>
        <text:list-item>
          <text:p text:style-name="P20">Groundskeeper, Indian Pass Campground <text:s text:c="2"/>2007-2011</text:p>
          <text:p text:style-name="P16"><text:tab/><text:span text:style-name="T11">Maintained over 10 acres of campsites </text:span><text:span text:style-name="T12">| </text:span><text:span text:style-name="T11"><text:s/>Repaired buildings within campground (Electric, <text:tab/>plumbing, structural) </text:span><text:span text:style-name="T12">|</text:span><text:span text:style-name="T11"> Assisted Campers With Check In</text:span></text:p>
        </text:list-item>
      </text:list>
      <text:p text:style-name="P5"/>
      <text:list xml:id="list413832950222959317" text:style-name="WWNum1">
        <text:list-header>
          <text:p text:style-name="P17">Programming Languages / Databases / Frameworks:</text:p>
        </text:list-header>
      </text:list>
      <text:list xml:id="list2865198560235936489" text:style-name="WWNum9">
        <text:list-header>
          <text:p text:style-name="P14"><text:span text:style-name="T7">Java </text:span><text:span text:style-name="T16">|</text:span><text:span text:style-name="T9"> </text:span><text:span text:style-name="T7">JavaFx</text:span><text:span text:style-name="T8"> </text:span><text:span text:style-name="T15">| </text:span><text:span text:style-name="T7"><text:s/>Java Swing</text:span><text:span text:style-name="T17"> </text:span><text:span text:style-name="T16">|</text:span><text:span text:style-name="T8"> </text:span><text:span text:style-name="T9"><text:s/>Spring Boot </text:span><text:span text:style-name="T16">| </text:span><text:span text:style-name="T7">HTML </text:span><text:span text:style-name="T16">|</text:span><text:span text:style-name="T9"> </text:span><text:span text:style-name="T7">CSS </text:span><text:span text:style-name="T15">| </text:span><text:span text:style-name="T7">JavaScript </text:span><text:span text:style-name="T15">| </text:span><text:span text:style-name="T7">PHP </text:span><text:span text:style-name="T8">| </text:span><text:span text:style-name="T7">Node.js</text:span><text:span text:style-name="T17"> <text:s/></text:span><text:span text:style-name="T16">|</text:span><text:span text:style-name="T9"> </text:span><text:span text:style-name="T7">MYSQL </text:span><text:span text:style-name="T15">| </text:span><text:span text:style-name="T7">LibGDX</text:span><text:span text:style-name="T17"> </text:span><text:span text:style-name="T15">|</text:span><text:span text:style-name="T8"> </text:span><text:span text:style-name="T7">XML</text:span><text:span text:style-name="T17"> |</text:span><text:span text:style-name="T7"> Angular.js </text:span></text:p>
        </text:list-header>
      </text:list>
      <text:p text:style-name="P4"/>
      <text:list xml:id="list617890214" text:continue-list="list500834998258659559" text:style-name="Outline">
        <text:list-item>
          <text:list>
            <text:list-item>
              <text:list>
                <text:list-item>
                  <text:h text:style-name="P9" text:outline-level="3">Applicable Skills &amp; Abilities:</text:h>
                </text:list-item>
              </text:list>
            </text:list-item>
          </text:list>
        </text:list-item>
      </text:list>
      <text:list xml:id="list82770623222677768" text:style-name="WWNum5">
        <text:list-header>
          <text:p text:style-name="P15">Diagnosing and solving problems on computers Mac <text:s/>OSX <text:span text:style-name="T1">|</text:span> PC <text:s/>Windows and other Operating Systems <text:s/><text:span text:style-name="T1">| </text:span>Repairing internal components of computers Mac, <text:s/>PC and other Operating Systems <text:s/><text:span text:style-name="T1">| </text:span>Wiring 120 and 240 volt electrical systems single phase <text:span text:style-name="T1">| </text:span><text:s/>Wiring low voltage electrical systems XLR, TRS, <text:span text:style-name="T1">| </text:span><text:s/>4-8 phone jacks ( phone, CATe5 CATe6 ECT.) and others, Soldering <text:span text:style-name="T1">|</text:span> Strong math, analytical skills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ourier New" svg:font-family="'Courier New'" style:font-adornments="Regular" style:font-family-generic="moder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Lucida Grande1" svg:font-family="'Lucida Grande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font-name-asian="Arial Unicode M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text-properties style:font-name="Times" fo:font-size="13.5pt" fo:font-weight="bold" style:font-size-asian="13.5pt" style:font-weight-asian="bold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/>
      <style:text-properties style:font-name="Lucida Grande" fo:font-size="9pt" style:font-size-asian="9pt" style:font-name-complex="Lucida Grande1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" fo:font-size="13.5pt" fo:font-weight="bold" style:font-size-asian="13.5pt" style:font-weight-asian="bold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-1.75in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-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-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-0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</text:list-style>
    <text:list-style style:name="WWNum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.0016in" fo:margin-bottom="0.0016in" fo:text-align="center" style:justify-single-word="false"/>
      <style:text-properties fo:font-size="16pt" style:font-size-asian="16pt"/>
    </style:style>
    <style:style style:name="MP2" style:family="paragraph" style:parent-style-name="Heading_20_3">
      <style:paragraph-properties fo:margin-top="0.0016in" fo:margin-bottom="0.0016in" fo:text-align="center" style:justify-single-word="false"/>
    </style:style>
    <style:style style:name="MT1" style:family="text">
      <style:text-properties fo:font-size="12pt" fo:font-weight="normal" style:font-size-asian="12pt" style:font-weight-asian="normal" style:font-size-complex="12pt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2pt" fo:font-weight="normal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500834998258659559" text:style-name="Outline">
          <text:list-item>
            <text:list>
              <text:list-item>
                <text:list>
                  <text:list-item>
                    <text:h text:style-name="MP1" text:outline-level="3"/>
                  </text:list-item>
                  <text:list-item>
                    <text:h text:style-name="MP1" text:outline-level="3">Jesse Matty</text:h>
                  </text:list-item>
                  <text:list-item>
                    <text:h text:style-name="MP2" text:outline-level="3"><text:span text:style-name="MT1">Ph: 850-227-3516 </text:span><text:span text:style-name="MT2">|</text:span><text:span text:style-name="MT1"> <text:s/></text:span><text:a xlink:type="simple" xlink:href="mailto:jamatty@gmail.com" text:style-name="Internet_20_link" text:visited-style-name="Visited_20_Internet_20_Link"><text:span text:style-name="MT1">jamatty@gmail.com</text:span></text:a><text:span text:style-name="MT1"> </text:span><text:span text:style-name="MT2">|</text:span><text:span text:style-name="MT1"> <text:s/></text:span><text:a xlink:type="simple" xlink:href="https://macmanmatty.github.io/jessematty/" text:style-name="Internet_20_link" text:visited-style-name="Visited_20_Internet_20_Link"><text:span text:style-name="MT3">https://macmanmatty.github.io/jessematty/</text:span></text:a></text:h>
                  </text:list-item>
                </text:list>
              </text:list-item>
            </text:list>
          </text:list-item>
        </text:list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esse Matty</dc:creator>
    <meta:editing-cycles>24</meta:editing-cycles>
    <meta:print-date>2016-12-04T19:28:00</meta:print-date>
    <meta:creation-date>2016-12-04T18:17:00</meta:creation-date>
    <dc:date>2019-12-20T12:54:50</dc:date>
    <meta:editing-duration>P10DT19H52M5S</meta:editing-duration>
    <meta:generator>OpenOffice/4.1.5$Unix OpenOffice.org_project/415m1$Build-9789</meta:generator>
    <meta:document-statistic meta:table-count="0" meta:image-count="0" meta:object-count="0" meta:page-count="1" meta:paragraph-count="23" meta:word-count="483" meta:character-count="29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